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248658E67E21B39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5.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style:paragraph-properties fo:margin-top="0cm" fo:margin-bottom="0cm" fo:line-height="150%" fo:text-align="center"/>
      <style:text-properties fo:color="#ff0000" loext:opacity="100%" fo:font-weight="bold" fo:background-color="transparent" style:font-weight-asian="bold" style:font-weight-complex="bold"/>
    </style:style>
    <style:style style:name="P2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color="#ff0000" loext:opacity="100%" style:font-name="Caladea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0000" loext:opacity="100%" style:font-name="Caladea" fo:font-size="66pt" fo:font-weight="bold" fo:background-color="transparent" style:font-size-asian="66pt" style:font-weight-asian="bold" style:font-size-complex="66pt" style:font-weight-complex="bold"/>
    </style:style>
    <style:style style:name="T2" style:family="text">
      <style:text-properties fo:color="#000000" loext:opacity="100%" style:font-name="Caladea" fo:font-size="48pt" fo:font-weight="bold" fo:background-color="transparent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8cm" svg:height="15.75cm" svg:x="0cm" svg:y="0cm">
          <draw:text-box>
            <text:p text:style-name="P1"><text:span text:style-name="T1">Už ką balsuoti</text:span></text:p>
            <text:p text:style-name="P1"><text:span text:style-name="T2">sveikatos apsaugos sektoriaus</text:span><text:span text:style-name="T1"> darbuotojams?</text:span></text:p>
          </draw:text-box>
        </draw:frame>
        <draw:frame draw:style-name="gr2" draw:text-style-name="P3" draw:layer="layout" svg:width="15.7cm" svg:height="15.727cm" svg:x="6.3cm" svg:y="-0.027cm">
          <draw:image xlink:href="Pictures/10000201000004B0000004B248658E67E21B39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18T15:32:03.234965546</meta:creation-date>
    <dc:date>2020-10-04T14:03:54.106148516</dc:date>
    <meta:editing-duration>PT1H16M6S</meta:editing-duration>
    <meta:editing-cycles>19</meta:editing-cycles>
    <meta:generator>LibreOffice/7.0.1.2$Linux_X86_64 LibreOffice_project/00$Build-2</meta:generator>
    <meta:document-statistic meta:object-count="2"/>
  </office:meta>
</office:document-meta>
</file>